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Arduino</text:span><text:span text:style-name="T1_2"><text:s/></text:span><text:span text:style-name="T1_3">Library</text:span><text:span text:style-name="T1_4"><text:s/></text:span><text:span text:style-name="T1_5">for</text:span><text:span text:style-name="T1_6"><text:s/></text:span><text:span text:style-name="T1_7">Dallas</text:span><text:span text:style-name="T1_8"><text:s/></text:span><text:span text:style-name="T1_9">Temperature</text:span><text:span text:style-name="T1_10"><text:s/></text:span><text:span text:style-name="T1_11">ICs</text:span></text:p>
      <text:p text:style-name="P2"><text:span text:style-name="T2_1">==========================================</text:span></text:p>
      <text:p text:style-name="P3"/>
      <text:p text:style-name="P4"><text:span text:style-name="T4_1">Usage</text:span></text:p>
      <text:p text:style-name="P5"><text:span text:style-name="T5_1">-----</text:span></text:p>
      <text:p text:style-name="P6"/>
      <text:p text:style-name="P7"><text:span text:style-name="T7_1">This</text:span><text:span text:style-name="T7_2"><text:s/></text:span><text:span text:style-name="T7_3">library</text:span><text:span text:style-name="T7_4"><text:s/></text:span><text:span text:style-name="T7_5">supports</text:span><text:span text:style-name="T7_6"><text:s/></text:span><text:span text:style-name="T7_7">the</text:span><text:span text:style-name="T7_8"><text:s/></text:span><text:span text:style-name="T7_9">following</text:span><text:span text:style-name="T7_10"><text:s/></text:span><text:span text:style-name="T7_11">devices</text:span><text:span text:style-name="T7_12">:</text:span></text:p>
      <text:p text:style-name="P8"><text:span text:style-name="T8_1"><text:s text:c="4"/></text:span><text:span text:style-name="T8_2">DS</text:span><text:span text:style-name="T8_3">18</text:span><text:span text:style-name="T8_4">B</text:span><text:span text:style-name="T8_5">20</text:span></text:p>
      <text:p text:style-name="P9"><text:span text:style-name="T9_1"><text:s text:c="4"/></text:span><text:span text:style-name="T9_2">DS</text:span><text:span text:style-name="T9_3">18</text:span><text:span text:style-name="T9_4">S</text:span><text:span text:style-name="T9_5">20<text:s/>-<text:s/></text:span><text:span text:style-name="T9_6">Please</text:span><text:span text:style-name="T9_7"><text:s/></text:span><text:span text:style-name="T9_8">note</text:span><text:span text:style-name="T9_9"><text:s/></text:span><text:span text:style-name="T9_10">there</text:span><text:span text:style-name="T9_11"><text:s/></text:span><text:span text:style-name="T9_12">appears</text:span><text:span text:style-name="T9_13"><text:s/></text:span><text:span text:style-name="T9_14">to</text:span><text:span text:style-name="T9_15"><text:s/></text:span><text:span text:style-name="T9_16">be</text:span><text:span text:style-name="T9_17"><text:s/></text:span><text:span text:style-name="T9_18">an</text:span><text:span text:style-name="T9_19"><text:s/></text:span><text:span text:style-name="T9_20">issue</text:span><text:span text:style-name="T9_21"><text:s/></text:span><text:span text:style-name="T9_22">with</text:span><text:span text:style-name="T9_23"><text:s/></text:span><text:span text:style-name="T9_24">this</text:span><text:span text:style-name="T9_25"><text:s/></text:span><text:span text:style-name="T9_26">series</text:span><text:span text:style-name="T9_27">.</text:span></text:p>
      <text:p text:style-name="P10"><text:span text:style-name="T10_1"><text:s text:c="4"/></text:span><text:span text:style-name="T10_2">DS</text:span><text:span text:style-name="T10_3">1822</text:span></text:p>
      <text:p text:style-name="P11"/>
      <text:p text:style-name="P12"><text:span text:style-name="T12_1">You</text:span><text:span text:style-name="T12_2"><text:s/></text:span><text:span text:style-name="T12_3">will</text:span><text:span text:style-name="T12_4"><text:s/></text:span><text:span text:style-name="T12_5">need</text:span><text:span text:style-name="T12_6"><text:s/></text:span><text:span text:style-name="T12_7">a</text:span><text:span text:style-name="T12_8"><text:s/></text:span><text:span text:style-name="T12_9">pull</text:span><text:span text:style-name="T12_10">-</text:span><text:span text:style-name="T12_11">up</text:span><text:span text:style-name="T12_12"><text:s/></text:span><text:span text:style-name="T12_13">resistor</text:span><text:span text:style-name="T12_14"><text:s/></text:span><text:span text:style-name="T12_15">of</text:span><text:span text:style-name="T12_16"><text:s/></text:span><text:span text:style-name="T12_17">about</text:span><text:span text:style-name="T12_18"><text:s/>5<text:s/></text:span><text:span text:style-name="T12_19">KOhm</text:span><text:span text:style-name="T12_20"><text:s/></text:span><text:span text:style-name="T12_21">between</text:span><text:span text:style-name="T12_22"><text:s/></text:span><text:span text:style-name="T12_23">the</text:span><text:span text:style-name="T12_24"><text:s/>1-</text:span><text:span text:style-name="T12_25">Wire</text:span><text:span text:style-name="T12_26"><text:s/></text:span><text:span text:style-name="T12_27">data</text:span><text:span text:style-name="T12_28"><text:s/></text:span><text:span text:style-name="T12_29">line</text:span></text:p>
      <text:p text:style-name="P13"><text:span text:style-name="T13_1">and</text:span><text:span text:style-name="T13_2"><text:s/></text:span><text:span text:style-name="T13_3">your</text:span><text:span text:style-name="T13_4"><text:s/>5</text:span><text:span text:style-name="T13_5">V</text:span><text:span text:style-name="T13_6"><text:s/></text:span><text:span text:style-name="T13_7">power</text:span><text:span text:style-name="T13_8">.<text:s/></text:span><text:span text:style-name="T13_9">If</text:span><text:span text:style-name="T13_10"><text:s/></text:span><text:span text:style-name="T13_11">you</text:span><text:span text:style-name="T13_12"><text:s/></text:span><text:span text:style-name="T13_13">are</text:span><text:span text:style-name="T13_14"><text:s/></text:span><text:span text:style-name="T13_15">using</text:span><text:span text:style-name="T13_16"><text:s/></text:span><text:span text:style-name="T13_17">the</text:span><text:span text:style-name="T13_18"><text:s/></text:span><text:span text:style-name="T13_19">DS</text:span><text:span text:style-name="T13_20">18</text:span><text:span text:style-name="T13_21">B</text:span><text:span text:style-name="T13_22">20,<text:s/></text:span><text:span text:style-name="T13_23">ground</text:span><text:span text:style-name="T13_24"><text:s/></text:span><text:span text:style-name="T13_25">pins</text:span><text:span text:style-name="T13_26"><text:s/>1<text:s/></text:span><text:span text:style-name="T13_27">and</text:span><text:span text:style-name="T13_28"><text:s/>3.<text:s/></text:span><text:span text:style-name="T13_29">The</text:span></text:p>
      <text:p text:style-name="P14"><text:span text:style-name="T14_1">centre</text:span><text:span text:style-name="T14_2"><text:s/></text:span><text:span text:style-name="T14_3">pin</text:span><text:span text:style-name="T14_4"><text:s/></text:span><text:span text:style-name="T14_5">is</text:span><text:span text:style-name="T14_6"><text:s/></text:span><text:span text:style-name="T14_7">the</text:span><text:span text:style-name="T14_8"><text:s/></text:span><text:span text:style-name="T14_9">data</text:span><text:span text:style-name="T14_10"><text:s/></text:span><text:span text:style-name="T14_11">line</text:span><text:span text:style-name="T14_12"><text:s/>'1-</text:span><text:span text:style-name="T14_13">wire</text:span><text:span text:style-name="T14_14">'.</text:span></text:p>
      <text:p text:style-name="P15"/>
      <text:p text:style-name="P16"><text:span text:style-name="T16_1">We</text:span><text:span text:style-name="T16_2"><text:s/></text:span><text:span text:style-name="T16_3">have</text:span><text:span text:style-name="T16_4"><text:s/></text:span><text:span text:style-name="T16_5">included</text:span><text:span text:style-name="T16_6"><text:s/></text:span><text:span text:style-name="T16_7">a</text:span><text:span text:style-name="T16_8"><text:s/>"</text:span><text:span text:style-name="T16_9">REQUIRESNEW</text:span><text:span text:style-name="T16_10">"<text:s/></text:span><text:span text:style-name="T16_11">and</text:span><text:span text:style-name="T16_12"><text:s/>"</text:span><text:span text:style-name="T16_13">REQUIRESALARMS</text:span><text:span text:style-name="T16_14">"<text:s/></text:span><text:span text:style-name="T16_15">definition</text:span><text:span text:style-name="T16_16">.<text:s/></text:span><text:span text:style-name="T16_17">If</text:span><text:span text:style-name="T16_18"><text:s/></text:span><text:span text:style-name="T16_19">you</text:span><text:span text:style-name="T16_20"><text:s/></text:span></text:p>
      <text:p text:style-name="P17"><text:span text:style-name="T17_1">want</text:span><text:span text:style-name="T17_2"><text:s/></text:span><text:span text:style-name="T17_3">to</text:span><text:span text:style-name="T17_4"><text:s/></text:span><text:span text:style-name="T17_5">slim</text:span><text:span text:style-name="T17_6"><text:s/></text:span><text:span text:style-name="T17_7">down</text:span><text:span text:style-name="T17_8"><text:s/></text:span><text:span text:style-name="T17_9">the</text:span><text:span text:style-name="T17_10"><text:s/></text:span><text:span text:style-name="T17_11">code</text:span><text:span text:style-name="T17_12"><text:s/></text:span><text:span text:style-name="T17_13">feel</text:span><text:span text:style-name="T17_14"><text:s/></text:span><text:span text:style-name="T17_15">free</text:span><text:span text:style-name="T17_16"><text:s/></text:span><text:span text:style-name="T17_17">to</text:span><text:span text:style-name="T17_18"><text:s/></text:span><text:span text:style-name="T17_19">use</text:span><text:span text:style-name="T17_20"><text:s/></text:span><text:span text:style-name="T17_21">either</text:span><text:span text:style-name="T17_22"><text:s/></text:span><text:span text:style-name="T17_23">of</text:span><text:span text:style-name="T17_24"><text:s/></text:span><text:span text:style-name="T17_25">these</text:span><text:span text:style-name="T17_26"><text:s/></text:span><text:span text:style-name="T17_27">by</text:span><text:span text:style-name="T17_28"><text:s/></text:span><text:span text:style-name="T17_29">including</text:span></text:p>
      <text:p text:style-name="P18"><text:span text:style-name="T18_1">#</text:span><text:span text:style-name="T18_2">define</text:span><text:span text:style-name="T18_3"><text:s/></text:span><text:span text:style-name="T18_4">REQUIRESNEW</text:span><text:span text:style-name="T18_5"><text:s/></text:span><text:span text:style-name="T18_6">or</text:span><text:span text:style-name="T18_7"><text:s/>#</text:span><text:span text:style-name="T18_8">define</text:span><text:span text:style-name="T18_9"><text:s/></text:span><text:span text:style-name="T18_10">REQUIRESALARMS</text:span><text:span text:style-name="T18_11"><text:s/></text:span><text:span text:style-name="T18_12">a</text:span><text:span text:style-name="T18_13"><text:s/></text:span><text:span text:style-name="T18_14">the</text:span><text:span text:style-name="T18_15"><text:s/></text:span><text:span text:style-name="T18_16">top</text:span><text:span text:style-name="T18_17"><text:s/></text:span><text:span text:style-name="T18_18">of</text:span><text:span text:style-name="T18_19"><text:s/></text:span><text:span text:style-name="T18_20">DallasTemperature</text:span><text:span text:style-name="T18_21">.</text:span><text:span text:style-name="T18_22">h</text:span></text:p>
      <text:p text:style-name="P19"/>
      <text:p text:style-name="P20"><text:span text:style-name="T20_1">Credits</text:span></text:p>
      <text:p text:style-name="P21"><text:span text:style-name="T21_1">-------</text:span></text:p>
      <text:p text:style-name="P22"/>
      <text:p text:style-name="P23"><text:span text:style-name="T23_1">The</text:span><text:span text:style-name="T23_2"><text:s/></text:span><text:span text:style-name="T23_3">OneWire</text:span><text:span text:style-name="T23_4"><text:s/></text:span><text:span text:style-name="T23_5">code</text:span><text:span text:style-name="T23_6"><text:s/></text:span><text:span text:style-name="T23_7">has</text:span><text:span text:style-name="T23_8"><text:s/></text:span><text:span text:style-name="T23_9">been</text:span><text:span text:style-name="T23_10"><text:s/></text:span><text:span text:style-name="T23_11">derived</text:span><text:span text:style-name="T23_12"><text:s/></text:span><text:span text:style-name="T23_13">from</text:span></text:p>
      <text:p text:style-name="P24"><text:span text:style-name="T24_1">http</text:span><text:span text:style-name="T24_2">://</text:span><text:span text:style-name="T24_3">www</text:span><text:span text:style-name="T24_4">.</text:span><text:span text:style-name="T24_5">arduino</text:span><text:span text:style-name="T24_6">.</text:span><text:span text:style-name="T24_7">cc</text:span><text:span text:style-name="T24_8">/</text:span><text:span text:style-name="T24_9">playground</text:span><text:span text:style-name="T24_10">/</text:span><text:span text:style-name="T24_11">Learning</text:span><text:span text:style-name="T24_12">/</text:span><text:span text:style-name="T24_13">OneWire</text:span><text:span text:style-name="T24_14">.</text:span></text:p>
      <text:p text:style-name="P25"><text:span text:style-name="T25_1">Miles</text:span><text:span text:style-name="T25_2"><text:s/></text:span><text:span text:style-name="T25_3">Burton</text:span><text:span text:style-name="T25_4"><text:s/>&lt;</text:span><text:span text:style-name="T25_5">miles</text:span><text:span text:style-name="T25_6">@</text:span><text:span text:style-name="T25_7">mnetcs</text:span><text:span text:style-name="T25_8">.</text:span><text:span text:style-name="T25_9">com</text:span><text:span text:style-name="T25_10">&gt;<text:s/></text:span><text:span text:style-name="T25_11">originally</text:span><text:span text:style-name="T25_12"><text:s/></text:span><text:span text:style-name="T25_13">developed</text:span><text:span text:style-name="T25_14"><text:s/></text:span><text:span text:style-name="T25_15">this</text:span><text:span text:style-name="T25_16"><text:s/></text:span><text:span text:style-name="T25_17">library</text:span><text:span text:style-name="T25_18">.</text:span></text:p>
      <text:p text:style-name="P26"><text:span text:style-name="T26_1">Tim</text:span><text:span text:style-name="T26_2"><text:s/></text:span><text:span text:style-name="T26_3">Newsome</text:span><text:span text:style-name="T26_4"><text:s/>&lt;</text:span><text:span text:style-name="T26_5">nuisance</text:span><text:span text:style-name="T26_6">@</text:span><text:span text:style-name="T26_7">casualhacker</text:span><text:span text:style-name="T26_8">.</text:span><text:span text:style-name="T26_9">net</text:span><text:span text:style-name="T26_10">&gt;<text:s/></text:span><text:span text:style-name="T26_11">added</text:span><text:span text:style-name="T26_12"><text:s/></text:span><text:span text:style-name="T26_13">support</text:span><text:span text:style-name="T26_14"><text:s/></text:span><text:span text:style-name="T26_15">for</text:span><text:span text:style-name="T26_16"><text:s/></text:span><text:span text:style-name="T26_17">multiple</text:span><text:span text:style-name="T26_18"><text:s/></text:span><text:span text:style-name="T26_19">sensors</text:span><text:span text:style-name="T26_20"><text:s/></text:span><text:span text:style-name="T26_21">on</text:span></text:p>
      <text:p text:style-name="P27"><text:span text:style-name="T27_1">the</text:span><text:span text:style-name="T27_2"><text:s/></text:span><text:span text:style-name="T27_3">same</text:span><text:span text:style-name="T27_4"><text:s/></text:span><text:span text:style-name="T27_5">bus</text:span><text:span text:style-name="T27_6">.</text:span></text:p>
      <text:p text:style-name="P28"><text:span text:style-name="T28_1">Guil</text:span><text:span text:style-name="T28_2"><text:s/></text:span><text:span text:style-name="T28_3">Barros</text:span><text:span text:style-name="T28_4"><text:s/>[</text:span><text:span text:style-name="T28_5">gfbarros</text:span><text:span text:style-name="T28_6">@</text:span><text:span text:style-name="T28_7">bappos</text:span><text:span text:style-name="T28_8">.</text:span><text:span text:style-name="T28_9">com</text:span><text:span text:style-name="T28_10">]<text:s/></text:span><text:span text:style-name="T28_11">added</text:span><text:span text:style-name="T28_12"><text:s/></text:span><text:span text:style-name="T28_13">getTempByAddress</text:span><text:span text:style-name="T28_14"><text:s/>(</text:span><text:span text:style-name="T28_15">v</text:span><text:span text:style-name="T28_16">3.5)</text:span></text:p>
      <text:p text:style-name="P29"><text:span text:style-name="T29_1">Rob</text:span><text:span text:style-name="T29_2"><text:s/></text:span><text:span text:style-name="T29_3">Tillaart</text:span><text:span text:style-name="T29_4"><text:s/>[</text:span><text:span text:style-name="T29_5">rob</text:span><text:span text:style-name="T29_6">.</text:span><text:span text:style-name="T29_7">tillaart</text:span><text:span text:style-name="T29_8">@</text:span><text:span text:style-name="T29_9">gmail</text:span><text:span text:style-name="T29_10">.</text:span><text:span text:style-name="T29_11">com</text:span><text:span text:style-name="T29_12">]<text:s/></text:span><text:span text:style-name="T29_13">added</text:span><text:span text:style-name="T29_14"><text:s/></text:span><text:span text:style-name="T29_15">async</text:span><text:span text:style-name="T29_16"><text:s/></text:span><text:span text:style-name="T29_17">modus</text:span><text:span text:style-name="T29_18"><text:s/>(</text:span><text:span text:style-name="T29_19">v</text:span><text:span text:style-name="T29_20">3.7.0)</text:span></text:p>
      <text:p text:style-name="P30"/>
      <text:p text:style-name="P31"/>
      <text:p text:style-name="P32"><text:span text:style-name="T32_1">Website</text:span></text:p>
      <text:p text:style-name="P33"><text:span text:style-name="T33_1">-------</text:span></text:p>
      <text:p text:style-name="P34"/>
      <text:p text:style-name="P35"><text:span text:style-name="T35_1">You</text:span><text:span text:style-name="T35_2"><text:s/></text:span><text:span text:style-name="T35_3">can</text:span><text:span text:style-name="T35_4"><text:s/></text:span><text:span text:style-name="T35_5">find</text:span><text:span text:style-name="T35_6"><text:s/></text:span><text:span text:style-name="T35_7">the</text:span><text:span text:style-name="T35_8"><text:s/></text:span><text:span text:style-name="T35_9">latest</text:span><text:span text:style-name="T35_10"><text:s/></text:span><text:span text:style-name="T35_11">version</text:span><text:span text:style-name="T35_12"><text:s/></text:span><text:span text:style-name="T35_13">of</text:span><text:span text:style-name="T35_14"><text:s/></text:span><text:span text:style-name="T35_15">the</text:span><text:span text:style-name="T35_16"><text:s/></text:span><text:span text:style-name="T35_17">library</text:span><text:span text:style-name="T35_18"><text:s/></text:span><text:span text:style-name="T35_19">at</text:span></text:p>
      <text:p text:style-name="P36"><text:span text:style-name="T36_1">http</text:span><text:span text:style-name="T36_2">://</text:span><text:span text:style-name="T36_3">milesburton</text:span><text:span text:style-name="T36_4">.</text:span><text:span text:style-name="T36_5">com</text:span><text:span text:style-name="T36_6">/</text:span><text:span text:style-name="T36_7">index</text:span><text:span text:style-name="T36_8">.</text:span><text:span text:style-name="T36_9">php</text:span><text:span text:style-name="T36_10">?</text:span><text:span text:style-name="T36_11">title</text:span><text:span text:style-name="T36_12">=</text:span><text:span text:style-name="T36_13">Dallas</text:span><text:span text:style-name="T36_14">_</text:span><text:span text:style-name="T36_15">Temperature</text:span><text:span text:style-name="T36_16">_</text:span><text:span text:style-name="T36_17">Control</text:span><text:span text:style-name="T36_18">_</text:span><text:span text:style-name="T36_19">Library</text:span></text:p>
      <text:p text:style-name="P37"/>
      <text:p text:style-name="P38"><text:span text:style-name="T38_1">License</text:span></text:p>
      <text:p text:style-name="P39"><text:span text:style-name="T39_1">-------</text:span></text:p>
      <text:p text:style-name="P40"/>
      <text:p text:style-name="P41"><text:span text:style-name="T41_1">This</text:span><text:span text:style-name="T41_2"><text:s/></text:span><text:span text:style-name="T41_3">library</text:span><text:span text:style-name="T41_4"><text:s/></text:span><text:span text:style-name="T41_5">is</text:span><text:span text:style-name="T41_6"><text:s/></text:span><text:span text:style-name="T41_7">free</text:span><text:span text:style-name="T41_8"><text:s/></text:span><text:span text:style-name="T41_9">software</text:span><text:span text:style-name="T41_10">;<text:s/></text:span><text:span text:style-name="T41_11">you</text:span><text:span text:style-name="T41_12"><text:s/></text:span><text:span text:style-name="T41_13">can</text:span><text:span text:style-name="T41_14"><text:s/></text:span><text:span text:style-name="T41_15">redistribute</text:span><text:span text:style-name="T41_16"><text:s/></text:span><text:span text:style-name="T41_17">it</text:span><text:span text:style-name="T41_18"><text:s/></text:span><text:span text:style-name="T41_19">and</text:span><text:span text:style-name="T41_20">/</text:span><text:span text:style-name="T41_21">or</text:span></text:p>
      <text:p text:style-name="P42"><text:span text:style-name="T42_1">modify</text:span><text:span text:style-name="T42_2"><text:s/></text:span><text:span text:style-name="T42_3">it</text:span><text:span text:style-name="T42_4"><text:s/></text:span><text:span text:style-name="T42_5">under</text:span><text:span text:style-name="T42_6"><text:s/></text:span><text:span text:style-name="T42_7">the</text:span><text:span text:style-name="T42_8"><text:s/></text:span><text:span text:style-name="T42_9">terms</text:span><text:span text:style-name="T42_10"><text:s/></text:span><text:span text:style-name="T42_11">of</text:span><text:span text:style-name="T42_12"><text:s/></text:span><text:span text:style-name="T42_13">the</text:span><text:span text:style-name="T42_14"><text:s/></text:span><text:span text:style-name="T42_15">GNU</text:span><text:span text:style-name="T42_16"><text:s/></text:span><text:span text:style-name="T42_17">Lesser</text:span><text:span text:style-name="T42_18"><text:s/></text:span><text:span text:style-name="T42_19">General</text:span><text:span text:style-name="T42_20"><text:s/></text:span><text:span text:style-name="T42_21">Public</text:span></text:p>
      <text:p text:style-name="P43"><text:span text:style-name="T43_1">License</text:span><text:span text:style-name="T43_2"><text:s/></text:span><text:span text:style-name="T43_3">as</text:span><text:span text:style-name="T43_4"><text:s/></text:span><text:span text:style-name="T43_5">published</text:span><text:span text:style-name="T43_6"><text:s/></text:span><text:span text:style-name="T43_7">by</text:span><text:span text:style-name="T43_8"><text:s/></text:span><text:span text:style-name="T43_9">the</text:span><text:span text:style-name="T43_10"><text:s/></text:span><text:span text:style-name="T43_11">Free</text:span><text:span text:style-name="T43_12"><text:s/></text:span><text:span text:style-name="T43_13">Software</text:span><text:span text:style-name="T43_14"><text:s/></text:span><text:span text:style-name="T43_15">Foundation</text:span><text:span text:style-name="T43_16">;<text:s/></text:span><text:span text:style-name="T43_17">either</text:span></text:p>
      <text:p text:style-name="P44"><text:span text:style-name="T44_1">version</text:span><text:span text:style-name="T44_2"><text:s/>2.1<text:s/></text:span><text:span text:style-name="T44_3">of</text:span><text:span text:style-name="T44_4"><text:s/></text:span><text:span text:style-name="T44_5">the</text:span><text:span text:style-name="T44_6"><text:s/></text:span><text:span text:style-name="T44_7">License</text:span><text:span text:style-name="T44_8">,<text:s/></text:span><text:span text:style-name="T44_9">or</text:span><text:span text:style-name="T44_10"><text:s/>(</text:span><text:span text:style-name="T44_11">at</text:span><text:span text:style-name="T44_12"><text:s/></text:span><text:span text:style-name="T44_13">your</text:span><text:span text:style-name="T44_14"><text:s/></text:span><text:span text:style-name="T44_15">option</text:span><text:span text:style-name="T44_16">)<text:s/></text:span><text:span text:style-name="T44_17">any</text:span><text:span text:style-name="T44_18"><text:s/></text:span><text:span text:style-name="T44_19">later</text:span><text:span text:style-name="T44_20"><text:s/></text:span><text:span text:style-name="T44_21">version</text:span><text:span text:style-name="T44_22">.</text:span></text:p>
      <text:p text:style-name="P45"/>
      <text:p text:style-name="P46"><text:span text:style-name="T46_1">This</text:span><text:span text:style-name="T46_2"><text:s/></text:span><text:span text:style-name="T46_3">library</text:span><text:span text:style-name="T46_4"><text:s/></text:span><text:span text:style-name="T46_5">is</text:span><text:span text:style-name="T46_6"><text:s/></text:span><text:span text:style-name="T46_7">distributed</text:span><text:span text:style-name="T46_8"><text:s/></text:span><text:span text:style-name="T46_9">in</text:span><text:span text:style-name="T46_10"><text:s/></text:span><text:span text:style-name="T46_11">the</text:span><text:span text:style-name="T46_12"><text:s/></text:span><text:span text:style-name="T46_13">hope</text:span><text:span text:style-name="T46_14"><text:s/></text:span><text:span text:style-name="T46_15">that</text:span><text:span text:style-name="T46_16"><text:s/></text:span><text:span text:style-name="T46_17">it</text:span><text:span text:style-name="T46_18"><text:s/></text:span><text:span text:style-name="T46_19">will</text:span><text:span text:style-name="T46_20"><text:s/></text:span><text:span text:style-name="T46_21">be</text:span><text:span text:style-name="T46_22"><text:s/></text:span><text:span text:style-name="T46_23">useful</text:span><text:span text:style-name="T46_24">,</text:span></text:p>
      <text:p text:style-name="P47"><text:span text:style-name="T47_1">but</text:span><text:span text:style-name="T47_2"><text:s/></text:span><text:span text:style-name="T47_3">WITHOUT</text:span><text:span text:style-name="T47_4"><text:s/></text:span><text:span text:style-name="T47_5">ANY</text:span><text:span text:style-name="T47_6"><text:s/></text:span><text:span text:style-name="T47_7">WARRANTY</text:span><text:span text:style-name="T47_8">;<text:s/></text:span><text:span text:style-name="T47_9">without</text:span><text:span text:style-name="T47_10"><text:s/></text:span><text:span text:style-name="T47_11">even</text:span><text:span text:style-name="T47_12"><text:s/></text:span><text:span text:style-name="T47_13">the</text:span><text:span text:style-name="T47_14"><text:s/></text:span><text:span text:style-name="T47_15">implied</text:span><text:span text:style-name="T47_16"><text:s/></text:span><text:span text:style-name="T47_17">warranty</text:span><text:span text:style-name="T47_18"><text:s/></text:span><text:span text:style-name="T47_19">of</text:span></text:p>
      <text:p text:style-name="P48"><text:span text:style-name="T48_1">MERCHANTABILITY</text:span><text:span text:style-name="T48_2"><text:s/></text:span><text:span text:style-name="T48_3">or</text:span><text:span text:style-name="T48_4"><text:s/></text:span><text:span text:style-name="T48_5">FITNESS</text:span><text:span text:style-name="T48_6"><text:s/></text:span><text:span text:style-name="T48_7">FOR</text:span><text:span text:style-name="T48_8"><text:s/></text:span><text:span text:style-name="T48_9">A</text:span><text:span text:style-name="T48_10"><text:s/></text:span><text:span text:style-name="T48_11">PARTICULAR</text:span><text:span text:style-name="T48_12"><text:s/></text:span><text:span text:style-name="T48_13">PURPOSE</text:span><text:span text:style-name="T48_14">.<text:s text:c="2"/></text:span><text:span text:style-name="T48_15">See</text:span><text:span text:style-name="T48_16"><text:s/></text:span><text:span text:style-name="T48_17">the</text:span><text:span text:style-name="T48_18"><text:s/></text:span><text:span text:style-name="T48_19">GNU</text:span></text:p>
      <text:p text:style-name="P49"><text:span text:style-name="T49_1">Lesser</text:span><text:span text:style-name="T49_2"><text:s/></text:span><text:span text:style-name="T49_3">General</text:span><text:span text:style-name="T49_4"><text:s/></text:span><text:span text:style-name="T49_5">Public</text:span><text:span text:style-name="T49_6"><text:s/></text:span><text:span text:style-name="T49_7">License</text:span><text:span text:style-name="T49_8"><text:s/></text:span><text:span text:style-name="T49_9">for</text:span><text:span text:style-name="T49_10"><text:s/></text:span><text:span text:style-name="T49_11">more</text:span><text:span text:style-name="T49_12"><text:s/></text:span><text:span text:style-name="T49_13">details</text:span><text:span text:style-name="T49_14">.</text:span></text:p>
      <text:p text:style-name="P50"/>
      <text:p text:style-name="P51"><text:span text:style-name="T51_1">You</text:span><text:span text:style-name="T51_2"><text:s/></text:span><text:span text:style-name="T51_3">should</text:span><text:span text:style-name="T51_4"><text:s/></text:span><text:span text:style-name="T51_5">have</text:span><text:span text:style-name="T51_6"><text:s/></text:span><text:span text:style-name="T51_7">received</text:span><text:span text:style-name="T51_8"><text:s/></text:span><text:span text:style-name="T51_9">a</text:span><text:span text:style-name="T51_10"><text:s/></text:span><text:span text:style-name="T51_11">copy</text:span><text:span text:style-name="T51_12"><text:s/></text:span><text:span text:style-name="T51_13">of</text:span><text:span text:style-name="T51_14"><text:s/></text:span><text:span text:style-name="T51_15">the</text:span><text:span text:style-name="T51_16"><text:s/></text:span><text:span text:style-name="T51_17">GNU</text:span><text:span text:style-name="T51_18"><text:s/></text:span><text:span text:style-name="T51_19">Lesser</text:span><text:span text:style-name="T51_20"><text:s/></text:span><text:span text:style-name="T51_21">General</text:span><text:span text:style-name="T51_22"><text:s/></text:span><text:span text:style-name="T51_23">Public</text:span></text:p>
      <text:p text:style-name="P52"><text:span text:style-name="T52_1">License</text:span><text:span text:style-name="T52_2"><text:s/></text:span><text:span text:style-name="T52_3">along</text:span><text:span text:style-name="T52_4"><text:s/></text:span><text:span text:style-name="T52_5">with</text:span><text:span text:style-name="T52_6"><text:s/></text:span><text:span text:style-name="T52_7">this</text:span><text:span text:style-name="T52_8"><text:s/></text:span><text:span text:style-name="T52_9">library</text:span><text:span text:style-name="T52_10">;<text:s/></text:span><text:span text:style-name="T52_11">if</text:span><text:span text:style-name="T52_12"><text:s/></text:span><text:span text:style-name="T52_13">not</text:span><text:span text:style-name="T52_14">,<text:s/></text:span><text:span text:style-name="T52_15">write</text:span><text:span text:style-name="T52_16"><text:s/></text:span><text:span text:style-name="T52_17">to</text:span><text:span text:style-name="T52_18"><text:s/></text:span><text:span text:style-name="T52_19">the</text:span><text:span text:style-name="T52_20"><text:s/></text:span><text:span text:style-name="T52_21">Free</text:span><text:span text:style-name="T52_22"><text:s/></text:span><text:span text:style-name="T52_23">Software</text:span></text:p>
      <text:p text:style-name="P53"><text:span text:style-name="T53_1">Foundation</text:span><text:span text:style-name="T53_2">,<text:s/></text:span><text:span text:style-name="T53_3">Inc</text:span><text:span text:style-name="T53_4">.,<text:s/>51<text:s/></text:span><text:span text:style-name="T53_5">Franklin</text:span><text:span text:style-name="T53_6"><text:s/></text:span><text:span text:style-name="T53_7">St</text:span><text:span text:style-name="T53_8">,<text:s/></text:span><text:span text:style-name="T53_9">Fifth</text:span><text:span text:style-name="T53_10"><text:s/></text:span><text:span text:style-name="T53_11">Floor</text:span><text:span text:style-name="T53_12">,<text:s/></text:span><text:span text:style-name="T53_13">Boston</text:span><text:span text:style-name="T53_14">,<text:s/></text:span><text:span text:style-name="T53_15">MA</text:span><text:span text:style-name="T53_16"><text:s text:c="2"/>02110-1301<text:s text:c="2"/></text:span><text:span text:style-name="T53_17">USA</text:span></text:p>
      <text:p text:style-name="P5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